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urce ref:</text:p>
      <text:p text:style-name="Standard"/>
      <text:p text:style-name="Standard"/>
      <text:p text:style-name="Standard">[Google docs] (https://docs.google.com/document/d/1Gir6xFwpz2dPUzZir_C1-QmW8KosfDl14M78XqPxWRI/edit?usp=sharing)</text:p>
      <text:p text:style-name="Standard">[Monday.com] (https://les-agraf--team.monday.com/boards/777249732/)</text:p>
      <text:p text:style-name="Standard">[Ici le site officiel de Grafé Lecoq](https://www.grafe.be/vins-grafe/fr/10244-accueil.html)</text:p>
      <text:p text:style-name="Standard">[Ref color] ()</text:p>
      <text:p text:style-name="Standard">[Ref ispiration client] (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4:23:00.365167682</meta:creation-date>
    <dc:date>2020-10-11T14:25:49.098775269</dc:date>
    <meta:editing-duration>PT2M50S</meta:editing-duration>
    <meta:editing-cycles>1</meta:editing-cycles>
    <meta:document-statistic meta:table-count="0" meta:image-count="0" meta:object-count="0" meta:page-count="1" meta:paragraph-count="6" meta:word-count="22" meta:character-count="323" meta:non-whitespace-character-count="307"/>
    <meta:generator>LibreOffice/6.0.7.3$Linux_X86_64 LibreOffice_project/00m0$Build-3</meta:generator>
  </office:meta>
</office:document-meta>
</file>